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5" calcext:value-type="float">
            <text:p>98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6" calcext:value-type="float">
            <text:p>98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53" calcext:value-type="float">
            <text:p>98,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3" calcext:value-type="float">
            <text:p>98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07" calcext:value-type="float">
            <text:p>98,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65" calcext:value-type="float">
            <text:p>98,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95" calcext:value-type="float">
            <text:p>97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37" calcext:value-type="float">
            <text:p>98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1" calcext:value-type="float">
            <text:p>98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67" calcext:value-type="float">
            <text:p>98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39" calcext:value-type="float">
            <text:p>98,3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41:36.846691264</meta:creation-date>
    <dc:date>2018-01-14T22:54:54.770424346</dc:date>
    <meta:editing-duration>PT13M1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